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714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 style:line-height-at-least="0.714cm"/>
    </style:style>
    <style:style style:name="P4" style:family="paragraph" style:parent-style-name="Text_20_body">
      <style:paragraph-properties fo:margin-top="0cm" fo:margin-bottom="0cm" style:line-height-at-least="0.714cm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Item specifics</text:h>
      <text:p text:style-name="List_20_Heading">Place of Origin:<text:tab/>China (Mainland) </text:p>
      <text:p text:style-name="List_20_Heading">is_customized:<text:tab/>Yes </text:p>
      <text:p text:style-name="List_20_Heading">Brand Name: <text:tab/><text:tab/>OEM </text:p>
      <text:p text:style-name="List_20_Heading">Motor Type: <text:tab/><text:tab/>DC Motor </text:p>
      <text:p text:style-name="List_20_Heading">Driver chip: <text:tab/><text:tab/>L298N dual H-bridge driver IC </text:p>
      <text:p text:style-name="List_20_Heading">Storage temperature: <text:tab/>-25 ~ +130 </text:p>
      <text:p text:style-name="List_20_Heading">Driver Board Size: <text:tab/>55mm * 60mm * 30mm </text:p>
      <text:section text:style-name="Sect1" text:name="custom-description">
        <text:p text:style-name="P2">Product Description </text:p>
        <text:p text:style-name="P2"><draw:frame draw:style-name="fr2" draw:name="Grafik2" text:anchor-type="paragraph" svg:x="0cm" svg:y="11.453cm" svg:width="8.624cm" svg:height="8.239cm" draw:z-index="0"><draw:image xlink:href="http://i00.i.aliimg.com/img/pb/206/642/449/449642206_289.jpg" xlink:type="simple" xlink:show="embed" xlink:actuate="onLoad"/></draw:frame><draw:frame draw:style-name="fr1" draw:name="Grafik1" text:anchor-type="paragraph" svg:width="15.259cm" svg:height="11.455cm" draw:z-index="1"><draw:image xlink:href="http://i01.i.aliimg.com/img/pb/438/822/450/450822438_160.jpg" xlink:type="simple" xlink:show="embed" xlink:actuate="onLoad"/></draw:frame><draw:frame draw:style-name="fr2" draw:name="Grafik3" text:anchor-type="paragraph" svg:x="8.744cm" svg:y="11.453cm" svg:width="8.195cm" svg:height="5.782cm" draw:z-index="2"><draw:image xlink:href="http://i00.i.aliimg.com/img/pb/208/642/449/449642208_306.jpg" xlink:type="simple" xlink:show="embed" xlink:actuate="onLoad"/></draw:frame><text:line-break/><text:line-break/><text:line-break/> </text:p>
        <text:p text:style-name="P2"><text:line-break/> </text:p>
        <text:p text:style-name="P2"><text:line-break/> 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line-break/> </text:p>
        <text:p text:style-name="P2"/>
        <text:p text:style-name="P2"><draw:frame draw:style-name="fr2" draw:name="Grafik7" text:anchor-type="paragraph" svg:x="-0.026cm" svg:y="0.134cm" svg:width="5.771cm" svg:height="4.822cm" draw:z-index="6"><draw:image xlink:href="http://i00.i.aliimg.com/img/pb/205/642/449/449642205_277.jpg" xlink:type="simple" xlink:show="embed" xlink:actuate="onLoad"/></draw:frame><draw:frame draw:style-name="fr2" draw:name="Grafik5" text:anchor-type="paragraph" svg:x="5.743cm" svg:y="0.134cm" svg:width="5.609cm" svg:height="4.396cm" draw:z-index="4"><draw:image xlink:href="http://i01.i.aliimg.com/img/pb/210/642/449/449642210_962.jpg" xlink:type="simple" xlink:show="embed" xlink:actuate="onLoad"/></draw:frame><draw:frame draw:style-name="fr2" draw:name="Grafik6" text:anchor-type="paragraph" svg:x="11.351cm" svg:y="0.134cm" svg:width="5.535cm" svg:height="4.396cm" draw:z-index="5"><draw:image xlink:href="http://i01.i.aliimg.com/img/pb/212/642/449/449642212_588.jpg" xlink:type="simple" xlink:show="embed" xlink:actuate="onLoad"/></draw:frame><draw:frame draw:style-name="fr2" draw:name="Grafik4" text:anchor-type="paragraph" svg:x="-0.026cm" svg:y="4.955cm" svg:width="7.311cm" svg:height="5.484cm" draw:z-index="3"><draw:image xlink:href="http://i00.i.aliimg.com/img/pb/209/642/449/449642209_804.jpg" xlink:type="simple" xlink:show="embed" xlink:actuate="onLoad"/></draw:frame><draw:frame draw:style-name="fr2" draw:name="Grafik9" text:anchor-type="paragraph" svg:x="7.283cm" svg:y="4.955cm" svg:width="8.195cm" svg:height="5.563cm" draw:z-index="8"><draw:image xlink:href="http://i01.i.aliimg.com/img/pb/685/642/449/449642685_760.jpg" xlink:type="simple" xlink:show="embed" xlink:actuate="onLoad"/></draw:frame><text:soft-page-break/></text:p>
        <text:p text:style-name="P3"><draw:frame draw:style-name="fr2" draw:name="Grafik11" text:anchor-type="paragraph" svg:x="11.456cm" svg:y="5.39cm" svg:width="5.498cm" svg:height="4.78cm" draw:z-index="10"><draw:image xlink:href="http://i01.i.aliimg.com/img/pb/681/642/449/449642681_146.jpg" xlink:type="simple" xlink:show="embed" xlink:actuate="onLoad"/></draw:frame><draw:frame draw:style-name="fr2" draw:name="Grafik10" text:anchor-type="paragraph" svg:x="5.891cm" svg:y="5.39cm" svg:width="5.808cm" svg:height="5.064cm" draw:z-index="9"><draw:image xlink:href="http://i01.i.aliimg.com/img/pb/686/642/449/449642686_110.jpg" xlink:type="simple" xlink:show="embed" xlink:actuate="onLoad"/></draw:frame><draw:frame draw:style-name="fr2" draw:name="Grafik8" text:anchor-type="paragraph" svg:x="-0.026cm" svg:y="5.39cm" svg:width="6.124cm" svg:height="5.064cm" draw:z-index="7"><draw:image xlink:href="http://i01.i.aliimg.com/img/pb/684/642/449/449642684_967.jpg" xlink:type="simple" xlink:show="embed" xlink:actuate="onLoad"/></draw:frame><text:span text:style-name="Strong_20_Emphasis"><text:span text:style-name="T1">Feature:</text:span></text:span></text:p>
        <text:p text:style-name="P4">Driver: L298N Dual H Bridge DC Motor Driver IC</text:p>
        <text:p text:style-name="P4">Drive Terminal Power Supply: +5 V ~ +35 V; (if others need to be powered by the board, power supply should be +7V~+35V)</text:p>
        <text:p text:style-name="P4">Drive Part of the Peak Current: 2A</text:p>
        <text:p text:style-name="P4">Logic Terminal Power Supply: +5 V ~ +7 V (Power supply within the board: +5 V)</text:p>
        <text:p text:style-name="P4">Logic Part of the Operating Current: 0 ~ 36mA</text:p>
        <text:p text:style-name="P4">Control Signal Input Voltage Range: Low:-0.3V Vin 1.5V; High: 2.3V Vin Vss</text:p>
        <text:p text:style-name="P4">Enable Signal Input Voltage Range: Low: -0.3 Vin 1.5V (control signal is inactive); High: 2.3V Vin Vss (control signal active)</text:p>
        <text:p text:style-name="P4">Maximum Power Consumption: 20W ( at 75 deg C)</text:p>
        <text:p text:style-name="P4">Storage Temperature: -25 ~ +130 deg C</text:p>
        <text:p text:style-name="P4">Other Extensions: Control indicators, logic unit power supply interface</text:p>
        <text:p text:style-name="P1"><text:span text:style-name="T1">Size(L x W x H): 55 x 49 x 33mm (includes the height of copper pillar and heat sink)</text:span> 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roid Sans" style:font-size-asian="10pt" style:font-weight-asian="bold" style:font-name-complex="Lohit Hindi" style:font-size-complex="10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Damböck</meta:initial-creator>
    <meta:creation-date>2013-04-05T12:00:41</meta:creation-date>
    <dc:date>2013-04-05T12:11:19</dc:date>
    <dc:creator>Werner Damböck</dc:creator>
    <meta:editing-duration>P0D</meta:editing-duration>
    <meta:editing-cycles>1</meta:editing-cycles>
    <meta:document-statistic meta:table-count="0" meta:image-count="11" meta:object-count="0" meta:page-count="2" meta:paragraph-count="25" meta:word-count="179" meta:character-count="1023" meta:non-whitespace-character-count="838"/>
    <meta:generator>LibreOffice/3.5$Linux_x86 LibreOffice_project/350m1$Build-2</meta:generator>
  </office:meta>
</office:document-meta>
</file>